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el" fo:country="GR" officeooo:rsid="00187435" officeooo:paragraph-rsid="00187435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fo:language="el" fo:country="GR" officeooo:rsid="00187435" officeooo:paragraph-rsid="00187435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language="en" fo:country="US" officeooo:rsid="00187435" officeooo:paragraph-rsid="00187435" style:font-size-asian="10.5pt" style:font-size-complex="12pt"/>
    </style:style>
    <style:style style:name="T1" style:family="text">
      <style:text-properties fo:language="el" fo:country="G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Επιβεβαίωση της μεθόδου των κόμβων.</text:p>
      <text:p text:style-name="P2"/>
      <text:p text:style-name="P2">Όνομα: Ρόντος Έκτορας-Θωμάς</text:p>
      <text:p text:style-name="P2">ΑΕΜ: 9477</text:p>
      <text:p text:style-name="P3">email: <text:a xlink:type="simple" xlink:href="mailto:rontekto@ece.auth.gr" text:style-name="Internet_20_link" text:visited-style-name="Visited_20_Internet_20_Link">rontekto@ece.auth.gr</text:a></text:p>
      <text:p text:style-name="P3"/>
      <text:p text:style-name="P2">Θεωρητικά αποτελέσματα:</text:p>
      <text:p text:style-name="P2"/>
      <text:p text:style-name="P3">I(R4)= <text:span text:style-name="T1">7,42mA</text:span></text:p>
      <text:p text:style-name="P3">I(R5)= 10,<text:span text:style-name="T1">35</text:span>mA</text:p>
      <text:p text:style-name="P3">I(R6)= <text:span text:style-name="T1">3,16mA</text:span></text:p>
      <text:p text:style-name="P3"/>
      <text:p text:style-name="P2">Πειραματικές μετρήσεις:</text:p>
      <text:p text:style-name="P2"/>
      <text:p text:style-name="P3">I(R4)= 7,40mA</text:p>
      <text:p text:style-name="P3">I(R5)= 10,13mA</text:p>
      <text:p text:style-name="P3">I(R6)= 3,11mA</text:p>
      <text:p text:style-name="P3"/>
      <text:p text:style-name="P2">Η απόκλιση μεταξύ των τιμών οφείλεται στην ατέλεια των στοιχείων και των οργάνων μέτρηση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21:57:58.236000000</meta:creation-date>
    <dc:date>2019-06-01T22:07:27.043000000</dc:date>
    <meta:editing-duration>PT7S</meta:editing-duration>
    <meta:editing-cycles>1</meta:editing-cycles>
    <meta:document-statistic meta:table-count="0" meta:image-count="0" meta:object-count="0" meta:page-count="1" meta:paragraph-count="13" meta:word-count="42" meta:character-count="314" meta:non-whitespace-character-count="285"/>
    <meta:generator>LibreOffice/4.4.3.2$Windows_x86 LibreOffice_project/88805f81e9fe61362df02b9941de8e38a9b5fd16</meta:generator>
  </office:meta>
</office:document-meta>
</file>